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Normal_20__28_Web_29_">
      <style:paragraph-properties fo:margin-top="0cm" fo:margin-bottom="0.423cm" fo:background-color="#ffffff">
        <style:background-image/>
      </style:paragraph-properties>
    </style:style>
    <style:style style:name="P2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font-name-complex="Segoe UI"/>
    </style:style>
    <style:style style:name="P3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P4" style:family="paragraph" style:parent-style-name="Normal_20__28_Web_29_">
      <style:paragraph-properties fo:margin-top="0cm" fo:margin-bottom="0.423cm" fo:background-color="#ffffff">
        <style:background-image/>
      </style:paragraph-properties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P5" style:family="paragraph" style:parent-style-name="Normal_20__28_Web_29_">
      <style:paragraph-properties fo:margin-top="0cm" fo:margin-bottom="0.282cm" fo:background-color="#ffffff">
        <style:background-image/>
      </style:paragraph-properties>
      <style:text-properties fo:color="#24292e" style:font-name="Segoe U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Segoe UI" style:font-size-complex="16pt" style:font-weight-complex="bold"/>
    </style:style>
    <style:style style:name="P6" style:family="paragraph" style:parent-style-name="Normal_20__28_Web_29_" style:master-page-name="MP0">
      <style:paragraph-properties fo:margin-top="0cm" fo:margin-bottom="0.423cm" style:page-number="auto" fo:break-before="page" fo:background-color="#ffffff">
        <style:background-image/>
      </style:paragraph-properties>
      <style:text-properties fo:color="#24292e" style:font-name="Segoe UI" style:font-name-complex="Segoe UI"/>
    </style:style>
    <style:style style:name="P7" style:family="paragraph" style:parent-style-name="Normal_20__28_Web_29_">
      <style:paragraph-properties fo:margin-top="0cm" fo:margin-bottom="0.423cm" fo:background-color="#ffffff">
        <style:background-image/>
      </style:paragraph-properties>
    </style:style>
    <style:style style:name="T1" style:family="text">
      <style:text-properties fo:color="#24292e" style:font-name="Segoe UI" style:font-name-complex="Segoe UI"/>
    </style:style>
    <style:style style:name="T2" style:family="text">
      <style:text-properties fo:color="#24292e" style:font-name="Segoe U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Segoe UI" style:font-weight-complex="bold"/>
    </style:style>
    <style:style style:name="T3" style:family="text">
      <style:text-properties fo:color="#24292e" style:font-name="Segoe UI" style:text-underline-style="solid" style:text-underline-width="auto" style:text-underline-color="font-color" style:text-underline-mode="continuous" style:text-overline-mode="continuous" style:text-line-through-mode="continuous" style:font-name-complex="Segoe UI"/>
    </style:style>
    <style:style style:name="T4" style:family="text">
      <style:text-properties fo:color="#24292e" style:font-name="Segoe UI" fo:font-weight="bold" style:font-weight-asian="bold" style:font-name-complex="Segoe UI" style:font-weight-complex="bold"/>
    </style:style>
    <style:style style:name="T5" style:family="text">
      <style:text-properties fo:color="#24292e" style:font-name="Segoe UI" style:text-underline-mode="continuous" style:text-overline-mode="continuous" style:text-line-through-mode="continuous" style:font-name-complex="Segoe UI"/>
    </style:style>
    <style:style style:name="T6" style:family="text">
      <style:text-properties fo:color="#24292e" style:font-name="Segoe UI" style:text-underline-style="none" style:text-underline-mode="continuous" style:text-overline-mode="continuous" style:text-line-through-mode="continuous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V : point de vie</text:p>
      <text:p text:style-name="P2">PU : point unité (permet de faire apparaître des unité)</text:p>
      <text:p text:style-name="P2">MP : move point (point de déplacement, en case)</text:p>
      <text:p text:style-name="P2">PO : Porté (en case), si pas de portée attaque au corps à corps</text:p>
      <text:p text:style-name="P2">DE : les dégât fait par les unité </text:p>
      <text:p text:style-name="P2"/>
      <text:p text:style-name="P2">Quand un unité gagne elle inflige le double de dégât, si annoncer elle la tue en 1 coup.</text:p>
      <text:p text:style-name="P3">V1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</text:span></text:span><text:span text:style-name="Police_20_par_20_défaut"><text:span text:style-name="T3"> Char :</text:span></text:span><text:span text:style-name="Police_20_par_20_défaut"><text:span text:style-name="T1"> aucune différence avec les autres, il gagne contre l'infanterie. (5PU) </text:span></text:span><text:span text:style-name="Police_20_par_20_défaut"><text:span text:style-name="T1"><text:tab/></text:span></text:span><text:span text:style-name="Police_20_par_20_défaut"><text:span text:style-name="T1"><text:tab/>(4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contre les lances rocket. (5PU)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. (5PU) (3MP)</text:span></text:span></text:p>
      <text:p text:style-name="P1"><text:span text:style-name="Police_20_par_20_défaut"><text:span text:style-name="T1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à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 aucune unité</text:span></text:span></text:p>
      <text:p text:style-name="P1"><text:span text:style-name="Police_20_par_20_défaut"><text:span text:style-name="T1">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Ville :</text:span></text:span><text:span text:style-name="Police_20_par_20_défaut"><text:span text:style-name="T1"> rapporte des points d'unités au joueur au quelle elle appartient</text:span></text:span><text:span text:style-name="Police_20_par_20_défaut"><text:span text:style-name="T1"> </text:span></text:span><text:span text:style-name="Police_20_par_20_défaut"><text:span text:style-name="T1">(PU), le Nombre de PU gagner dépendra de la map et est donc relatif au level 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en consommant des points d'unités, Quand elle est occupée par l'ennemie elle ne peut pas faire apparaître d'unités.</text:span></text:span></text:p>
      <text:p text:style-name="P3">V2</text:p>
      <text:p text:style-name="P1"><text:span text:style-name="Police_20_par_20_défaut"><text:span text:style-name="T1">    </text:span></text:span><text:span text:style-name="Police_20_par_20_défaut"><text:span text:style-name="T2">Unité :</text:span></text:span></text:p>
      <text:p text:style-name="P1"><text:soft-page-break/><text:span text:style-name="Police_20_par_20_défaut"><text:span text:style-name="T1">Toutes les unités</text:span></text:span><text:span text:style-name="Police_20_par_20_défaut"><text:span text:style-name="T1"> avec du carburant le récupère en restant 1 tour sur une </text:span></text:span><text:span text:style-name="Police_20_par_20_défaut"><text:span text:style-name="T1">usine et les terrestres peuvent en récupérer dans les ville.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Possède une gestion du carburant, il fait le double de dégât a l'infanterie, possède plus de PV que les autre unité terrestre(10PV), et il coute plus cher en PU (le triple mais il faudra faire des ajustements)(30PU). (4MP) (5DE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Il gagne obligatoirement contre les lances rocket et inflige peut de dégât chars (seulement 3) coute 10 PU. (3MP), (10PV) (6dg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Il gagne contre les chars et les h</text:span></text:span><text:span text:style-name="Police_20_par_20_défaut"><text:span text:style-name="T1">élicoptères coute 15PU et fait moins             de dégât à l’infanterie. (3MP) (2PO) (5PV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6">Elle nécessite tous du carburant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peut se faire tirer que sur des unités qui peuvent tirer en l’air, il gagne contre l'infanterie mais perd contre le lance-rocket. Il coute 9 PU. (5MP) (2PO) (7PV) (6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peut détruire toute unité terrestre à côté de lui. Coute 7PU<text:line-break/><text:tab/><text:tab/><text:tab/>(4MP)(10PV)(10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chasseur :</text:span></text:span><text:span text:style-name="Police_20_par_20_défaut"><text:span text:style-name="T1"> gagne contre les bombardiers ou autre chasseur. Il coute 8PU<text:line-break/><text:tab/><text:tab/><text:tab/>(6MP)(5PV)(4DG) </text:span></text:span></text:p>
      <text:p text:style-name="P1"><text:span text:style-name="Police_20_par_20_défaut"><text:span text:style-name="T4">    </text:span></text:span><text:span text:style-name="Police_20_par_20_défaut"><text:span text:style-name="T2">Terrain :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</text:span></text:span><text:span text:style-name="Police_20_par_20_défaut"><text:span text:style-name="T1">à</text:span></text:span><text:span text:style-name="Police_20_par_20_défaut"><text:span text:style-name="T1"> toutes les unités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</text:span></text:span><text:span text:style-name="Police_20_par_20_défaut"><text:span text:style-name="T1">à</text:span></text:span><text:span text:style-name="Police_20_par_20_défaut"><text:span text:style-name="T1"> aucune unité</text:span></text:span></text:p>
      <text:p text:style-name="P1"><text:span text:style-name="Police_20_par_20_défaut"><text:span text:style-name="T1">        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 au joueur auquel elle appartient, le Nombre de PU gagner dépendra de la map et est donc relatif au level </text:span></text:span><text:span text:style-name="Police_20_par_20_défaut"><text:span text:style-name="T1">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ître des unités à en consommant des points </text:span></text:span><text:span text:style-name="Police_20_par_20_défaut"><text:span text:style-name="T1"><text:tab/></text:span></text:span><text:span text:style-name="Police_20_par_20_défaut"><text:span text:style-name="T1"><text:tab/>d'unité. Elle appartient a un joueur.</text:span></text:span></text:p>
      <text:p text:style-name="P1"><text:soft-page-break/><text:span text:style-name="Police_20_par_20_défaut"><text:span text:style-name="T1">            </text:span></text:span><text:span text:style-name="Police_20_par_20_défaut"><text:span text:style-name="T3">Usine :</text:span></text:span><text:span text:style-name="Police_20_par_20_défaut"><text:span text:style-name="T1"> permet de fai</text:span></text:span><text:span text:style-name="Police_20_par_20_défaut"><text:span text:style-name="T1">re apparaître des unités avec du carburant en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consommant</text:span></text:span><text:span text:style-name="Police_20_par_20_défaut"><text:span text:style-name="T1"> des points d'unité. <text:s/>Elle appartient a un joueur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également</text:span></text:span><text:span text:style-name="Police_20_par_20_défaut"><text:span text:style-name="T1"> mais n'est pas essentielle pour gagner.</text:span></text:span></text:p>
      <text:p text:style-name="P5">V3</text:p>
      <text:p text:style-name="Normal_20__28_Web_29_">Toute les unité avec du carburant le récupère en restant 1 tour sur une usine/port (unité maritime) et les terrestres peuvent en récupérer dans les ville.</text:p>
      <text:p text:style-name="Normal_20__28_Web_29_"/>
      <text:p text:style-name="P4">Unité :</text:p>
      <text:p text:style-name="P1"><text:span text:style-name="Police_20_par_20_défaut"><text:span text:style-name="T1">        </text:span></text:span><text:span text:style-name="Police_20_par_20_défaut"><text:span text:style-name="T3">Terrestre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Char :</text:span></text:span><text:span text:style-name="Police_20_par_20_défaut"><text:span text:style-name="T1"> v1 + v2 + possède seulement que 9 obus et tire qui sur des ennemies au corps à corps, munitions à l’infini (4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Infanterie :</text:span></text:span><text:span text:style-name="Police_20_par_20_défaut"><text:span text:style-name="T1"> v1 + v2 + elle a un déplacement de 5 cases et sa portée est au corps à corps (3MP)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Lance rocket :</text:span></text:span><text:span text:style-name="Police_20_par_20_défaut"><text:span text:style-name="T1"> v1 + v2 + il a un déplacement de 5 cases et sa portée est de 3 à 5 cases, il possède 9 munitions. (3MP) (2PO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Aérienne :</text:span></text:span></text:p>
      <text:p text:style-name="P1"><text:span text:style-name="Police_20_par_20_défaut"><text:span text:style-name="T1"><text:tab/></text:span></text:span><text:span text:style-name="Police_20_par_20_défaut"><text:span text:style-name="T3">Hélicoptère :</text:span></text:span><text:span text:style-name="Police_20_par_20_défaut"><text:span text:style-name="T1"> v1 + v2 + il ne peut pas tirer sur les bombardiers et les chasseurs, il possède 6 missiles et une mitrailleuse avec munitions à l’infini. (4MP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bombardier :</text:span></text:span><text:span text:style-name="Police_20_par_20_défaut"><text:span text:style-name="T1"> v1+ v2 il possède 9 </text:span></text:span><text:span text:style-name="Police_20_par_20_défaut"><text:span text:style-name="T1">munitions. (</text:span></text:span><text:span text:style-name="Police_20_par_20_défaut"><text:span text:style-name="T1">4MP)</text:span></text:span></text:p>
      <text:p text:style-name="P2"/>
      <text:p text:style-name="P1"><text:span text:style-name="Police_20_par_20_défaut"><text:span text:style-name="T1"><text:tab/></text:span></text:span><text:span text:style-name="Police_20_par_20_défaut"><text:span text:style-name="T3">Le chasseur : </text:span></text:span><text:span text:style-name="Police_20_par_20_défaut"><text:span text:style-name="T1">v1 + v2 +il possè</text:span></text:span><text:span text:style-name="Police_20_par_20_défaut"><text:span text:style-name="T1">de 9 munitions. (9MP)</text:span></text:span></text:p>
      <text:p text:style-name="P1"><text:span text:style-name="Police_20_par_20_défaut"><text:span text:style-name="T1"><text:s text:c="4"/></text:span></text:span><text:span text:style-name="Police_20_par_20_défaut"><text:span text:style-name="T3">Maritime :</text:span></text:span></text:p>
      <text:p text:style-name="P1"><text:span text:style-name="Police_20_par_20_défaut"><text:span text:style-name="T1"><text:tab/></text:span></text:span><text:span text:style-name="Police_20_par_20_défaut"><text:span text:style-name="T3">La barge : <text:s/></text:span></text:span><text:span text:style-name="Police_20_par_20_défaut"><text:span text:style-name="T1">transporte 5 unité terrestre sur l’eau, décharge que en étant sur la plage. (10PU) (6MP) (15PV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sous-marin : </text:span></text:span><text:span text:style-name="Police_20_par_20_défaut"><text:span text:style-name="T1">uniquement en mer, invisible sauf pour un croiseur ou un autre sous-marin. Il coute 20 PU. Il a 5 MP, 6 munitions et une portée de corps à corps. (10PV) (10DG)</text:span></text:span></text:p>
      <text:p text:style-name="P1"><text:span text:style-name="Police_20_par_20_défaut"><text:span text:style-name="T1"><text:tab/></text:span></text:span><text:span text:style-name="Police_20_par_20_défaut"><text:span text:style-name="T3">Le destroyer :</text:span></text:span><text:span text:style-name="Police_20_par_20_défaut"><text:span text:style-name="T1"> il peut uniquement se faire détruire par les bombardiers ou les sous-marins. C’est la plus forte unité du jeu, elle coute 30PU. 9 munitions et une portée de 2 à 6 cases. (8dg) (10PV)</text:span></text:span></text:p>
      <text:p text:style-name="P2"><text:soft-page-break/></text:p>
      <text:p text:style-name="P4">Terrain :</text:p>
      <text:p text:style-name="P1"><text:span text:style-name="Police_20_par_20_défaut"><text:span text:style-name="T1">        </text:span></text:span><text:span text:style-name="Police_20_par_20_défaut"><text:span text:style-name="T3">Plaine :</text:span></text:span><text:span text:style-name="Police_20_par_20_défaut"><text:span text:style-name="T1"> Accessible à toutes les unités (terrestre et aérienne)</text:span></text:span></text:p>
      <text:p text:style-name="P1"><text:span text:style-name="Police_20_par_20_défaut"><text:span text:style-name="T1">        </text:span></text:span><text:span text:style-name="Police_20_par_20_défaut"><text:span text:style-name="T3">Océan :</text:span></text:span><text:span text:style-name="Police_20_par_20_défaut"><text:span text:style-name="T1"> Accessible aux unités maritimes et aériennes</text:span></text:span></text:p>
      <text:p text:style-name="P1"><text:span text:style-name="Police_20_par_20_défaut"><text:span text:style-name="T1"><text:s text:c="8"/></text:span></text:span><text:span text:style-name="Police_20_par_20_défaut"><text:span text:style-name="T3">Plage :</text:span></text:span><text:span text:style-name="Police_20_par_20_défaut"><text:span text:style-name="T1"> accessible par la barge et troupes terrestres</text:span></text:span></text:p>
      <text:p text:style-name="P1"><text:span text:style-name="Police_20_par_20_défaut"><text:span text:style-name="T1">        </text:span></text:span><text:span text:style-name="Police_20_par_20_défaut"><text:span text:style-name="T2">Bâtiment :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Ville :</text:span></text:span><text:span text:style-name="Police_20_par_20_défaut"><text:span text:style-name="T1"> rapporte des points d'unité, l</text:span></text:span><text:span text:style-name="Police_20_par_20_défaut"><text:span text:style-name="T1">e Nombre de PU gagner dépendra de la map et est donc relatif au level design</text:span></text:span><text:span text:style-name="Police_20_par_20_défaut"><text:span text:style-name="T1">é</text:span></text:span><text:span text:style-name="Police_20_par_20_défaut"><text:span text:style-name="T1">, en passant le curseur sur la ville le joueur pourra voir le nombre de PU générer par tour</text:span></text:span></text:p>
      <text:p text:style-name="P1"><text:span text:style-name="Police_20_par_20_défaut"><text:span text:style-name="T1">            </text:span></text:span><text:span text:style-name="Police_20_par_20_défaut"><text:span text:style-name="T3">Base :</text:span></text:span><text:span text:style-name="Police_20_par_20_défaut"><text:span text:style-name="T1"> permet de faire apparaitre des unités à l'aide des points d'unité</text:span></text:span></text:p>
      <text:p text:style-name="P1"><text:span text:style-name="Police_20_par_20_défaut"><text:span text:style-name="T1">  </text:span></text:span><text:span text:style-name="Police_20_par_20_défaut"><text:span text:style-name="T1">          </text:span></text:span><text:span text:style-name="Police_20_par_20_défaut"><text:span text:style-name="T3">Usine :</text:span></text:span><text:span text:style-name="Police_20_par_20_défaut"><text:span text:style-name="T1"> permet de faire apparaître des unités avec du carburant en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consommant</text:span></text:span><text:span text:style-name="Police_20_par_20_défaut"><text:span text:style-name="T1"> des points d'unité. <text:s/>Elle appartient a un joueur </text:span></text:span><text:span text:style-name="Police_20_par_20_défaut"><text:span text:style-name="T1"><text:tab/></text:span></text:span><text:span text:style-name="Police_20_par_20_défaut"><text:span text:style-name="T1"><text:tab/></text:span></text:span><text:span text:style-name="Police_20_par_20_défaut"><text:span text:style-name="T1"><text:tab/> également</text:span></text:span><text:span text:style-name="Police_20_par_20_défaut"><text:span text:style-name="T1"> mais n'est pas essentielle pour gagner.</text:span></text:span></text:p>
      <text:p text:style-name="P1"><text:span text:style-name="Police_20_par_20_défaut"><text:span text:style-name="T1">           </text:span></text:span><text:span text:style-name="Police_20_par_20_défaut"><text:span text:style-name="T3"> Port :</text:span></text:span><text:span text:style-name="Police_20_par_20_défaut"><text:span text:style-name="T1"> fonctionne comme les Usine mais uniquement pour </text:span></text:span><text:span text:style-name="Police_20_par_20_défaut"><text:span text:style-name="T1">les unités maritimes</text:span></text:span><text:span text:style-name="Police_20_par_20_défaut"><text:span text:style-name="T1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size-complex="12pt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Flafla Babz</meta:initial-creator>
    <meta:creation-date>2020-05-08T13:53:00Z</meta:creation-date>
    <dc:date>2020-05-14T15:33:26.66</dc:date>
    <meta:editing-cycles>131</meta:editing-cycles>
    <meta:editing-duration>PT4H46M6S</meta:editing-duration>
    <meta:document-statistic meta:table-count="0" meta:image-count="0" meta:object-count="0" meta:page-count="4" meta:paragraph-count="62" meta:word-count="860" meta:character-count="5087"/>
    <meta:template xlink:type="simple" xlink:actuate="onRequest" xlink:title="" xlink:href="Normal"/>
  </office:meta>
</office:document-meta>
</file>